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2559" officeooo:paragraph-rsid="000b2559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officeooo:rsid="000b2559" officeooo:paragraph-rsid="000b2559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13f372" officeooo:paragraph-rsid="0013f372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b2559" officeooo:paragraph-rsid="000b2559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b2559" officeooo:paragraph-rsid="0013f372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0e5600" officeooo:paragraph-rsid="000e5600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1d2c9" officeooo:paragraph-rsid="0011d2c9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13227e" officeooo:paragraph-rsid="0013227e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f8ebb" officeooo:paragraph-rsid="000f8ebb"/>
    </style:style>
    <style:style style:name="P10" style:family="paragraph" style:parent-style-name="Standard">
      <style:paragraph-properties fo:text-align="start" style:justify-single-word="false"/>
      <style:text-properties officeooo:paragraph-rsid="0010e4ae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3227e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0b2559"/>
    </style:style>
    <style:style style:name="P13" style:family="paragraph" style:parent-style-name="Standard">
      <style:paragraph-properties fo:text-align="start" style:justify-single-word="false"/>
      <style:text-properties officeooo:paragraph-rsid="0013f372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3f372" officeooo:paragraph-rsid="0013f372"/>
    </style:style>
    <style:style style:name="P15" style:family="paragraph" style:parent-style-name="Standard">
      <style:paragraph-properties fo:text-align="center" style:justify-single-word="false"/>
      <style:text-properties officeooo:rsid="0013f372" officeooo:paragraph-rsid="000b2559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5a072" officeooo:paragraph-rsid="0015a072"/>
    </style:style>
    <style:style style:name="T1" style:family="text">
      <style:text-properties fo:font-weight="bold" officeooo:rsid="000b2559" style:font-weight-asian="bold" style:font-weight-complex="bold"/>
    </style:style>
    <style:style style:name="T2" style:family="text">
      <style:text-properties fo:font-weight="bold" officeooo:rsid="0015a072" style:font-weight-asian="bold" style:font-weight-complex="bold"/>
    </style:style>
    <style:style style:name="T3" style:family="text">
      <style:text-properties officeooo:rsid="000e5600"/>
    </style:style>
    <style:style style:name="T4" style:family="text">
      <style:text-properties fo:font-weight="normal" officeooo:rsid="0013227e" style:font-weight-asian="normal" style:font-weight-complex="normal"/>
    </style:style>
    <style:style style:name="T5" style:family="text">
      <style:text-properties officeooo:rsid="0010e4ae"/>
    </style:style>
    <style:style style:name="T6" style:family="text">
      <style:text-properties officeooo:rsid="0013227e"/>
    </style:style>
    <style:style style:name="T7" style:family="text">
      <style:text-properties officeooo:rsid="0013f372"/>
    </style:style>
    <style:style style:name="T8" style:family="text">
      <style:text-properties officeooo:rsid="000b255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zza di scaletta</text:p>
      <text:p text:style-name="P15"/>
      <text:p text:style-name="P13"><text:span text:style-name="T7">(I titoli dei vari capitoli non saprei come cambiarli al momento, ho provato a dare un’idea, ma per quanto riguarda il quarto non mi viene in mente niente)</text:span></text:p>
      <text:p text:style-name="P10"><text:span text:style-name="T5">Lo scopo di questo lavoro è quello di valutare l’impatto dell’utilizzo di metriche legate alla topologia dell’ambiente, al fine di muovere i robot in modo proattivo, e confrontarlo sotto diversi aspetti con metodi proposti precedentemente. </text:span></text:p>
      <text:list xml:id="list1965244986" text:style-name="L1">
        <text:list-item>
          <text:p text:style-name="P2">Introduzione</text:p>
        </text:list-item>
        <text:list-item>
          <text:p text:style-name="P2">Stato dell’arte </text:p>
          <text:list>
            <text:list-item>
              <text:p text:style-name="P6">Strategie di esplorazione</text:p>
              <text:list>
                <text:list-item>
                  <text:p text:style-name="P7">Information gain-based</text:p>
                </text:list-item>
                <text:list-item>
                  <text:p text:style-name="P7">Frontier-based → al di là di Yamauchi, presento anche due paper in cui il modello dell’ambiente è basato su i grafi e vengono utilizzati i “nodi frontiera”, similmente a quanto ho fatto con il grafo di visibilità, <text:span text:style-name="T6">questo fornisce anche un ponte con la sezione successiva</text:span></text:p>
                </text:list-item>
                <text:list-item>
                  <text:p text:style-name="P7">Topological strategies</text:p>
                  <text:list>
                    <text:list-item>
                      <text:p text:style-name="P7">Grafi non orientati</text:p>
                    </text:list-item>
                    <text:list-item>
                      <text:p text:style-name="P7"><text:span text:style-name="T6">Brevi considerazioni anche sui g</text:span>rafi orientati</text:p>
                    </text:list-item>
                  </text:list>
                </text:list-item>
              </text:list>
            </text:list-item>
            <text:list-item>
              <text:p text:style-name="P6">Meccanismi di coordinazione </text:p>
              <text:list>
                <text:list-item>
                  <text:p text:style-name="P8">Meccanismi online, <text:span text:style-name="T7">tra cui uno che utilizza il grafo di Voronoi in fase di coordinazione</text:span></text:p>
                </text:list-item>
                <text:list-item>
                  <text:p text:style-name="P8">Meccanismi offline</text:p>
                  <text:list>
                    <text:list-item>
                      <text:p text:style-name="P8">Christensen</text:p>
                    </text:list-item>
                    <text:list-item>
                      <text:p text:style-name="P6">Tesi Cattaneo<text:tab/></text:p>
                    </text:list-item>
                    <text:list-item>
                      <text:p text:style-name="P11"><text:span text:style-name="T4">Accenni anche ad altri metodi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Definizione del <text:s/>problema</text:p>
          <text:list>
            <text:list-item>
              <text:p text:style-name="P4">Problema dell’esplorazione </text:p>
              <text:list>
                <text:list-item>
                  <text:p text:style-name="P4">Configurazione del team</text:p>
                </text:list-item>
                <text:list-item>
                  <text:p text:style-name="P4">Ambienti</text:p>
                </text:list-item>
              </text:list>
            </text:list-item>
            <text:list-item>
              <text:p text:style-name="P4">Strategi<text:span text:style-name="T3">a</text:span> di esplorazione (frontier-based)</text:p>
            </text:list-item>
            <text:list-item>
              <text:p text:style-name="P4">Meccanismi di coordinazione </text:p>
              <text:list>
                <text:list-item>
                  <text:p text:style-name="P9">Buddy e Reserve</text:p>
                </text:list-item>
                <text:list-item>
                  <text:p text:style-name="P9">Proattività</text:p>
                </text:list-item>
              </text:list>
            </text:list-item>
          </text:list>
        </text:list-item>
        <text:list-item>
          <text:p text:style-name="P2">Progetto logico della soluzione</text:p>
          <text:list>
            <text:list-item>
              <text:p text:style-name="P5">Presentazione dei grafi <text:span text:style-name="T7">utilizzati</text:span></text:p>
              <text:list>
                <text:list-item>
                  <text:p text:style-name="P5"><text:span text:style-name="T7">Grafo di visibilità</text:span></text:p>
                </text:list-item>
                <text:list-item>
                  <text:p text:style-name="P5"><text:span text:style-name="T7">Grafo topologico</text:span> </text:p>
                </text:list-item>
              </text:list>
            </text:list-item>
            <text:list-item>
              <text:p text:style-name="P4">Metriche sui grafi </text:p>
              <text:list>
                <text:list-item>
                  <text:p text:style-name="P14">Closeness</text:p>
                </text:list-item>
                <text:list-item>
                  <text:p text:style-name="P14">Betweenness</text:p>
                </text:list-item>
              </text:list>
            </text:list-item>
            <text:list-item>
              <text:p text:style-name="P4">Interference, availability ed epsilon</text:p>
            </text:list-item>
          </text:list>
        </text:list-item>
        <text:list-item>
          <text:p text:style-name="P12"><text:span text:style-name="T1">Al</text:span><text:span text:style-name="T2">goritmi di coordinazione</text:span></text:p>
          <text:list>
            <text:list-item>
              <text:p text:style-name="P4">Buddy e Reserve </text:p>
            </text:list-item>
            <text:list-item>
              <text:p text:style-name="P12"><text:span text:style-name="T8">Proactive Buddy e Proactive Reserve con baricentro</text:span></text:p>
            </text:list-item>
            <text:list-item>
              <text:p text:style-name="P4">Proactive Buddy e Proactive Reserve con </text:p>
              <text:list>
                <text:list-item>
                  <text:p text:style-name="P16">Closeness</text:p>
                </text:list-item>
                <text:list-item>
                  <text:p text:style-name="P16">Betweenness</text:p>
                </text:list-item>
              </text:list>
            </text:list-item>
          </text:list>
        </text:list-item>
        <text:list-item>
          <text:p text:style-name="P2">Realizzazioni sperimentali e valutazioni</text:p>
          <text:list>
            <text:list-item>
              <text:p text:style-name="P4">Analisi risultati per ambiente</text:p>
            </text:list-item>
            <text:list-item>
              <text:p text:style-name="P4">Analisi variazioni interference, availability ed epsilon</text:p>
            </text:list-item>
            <text:list-item>
              <text:p text:style-name="P4">Analisi risultati per team size con sistema dei punti</text:p>
            </text:list-item>
          </text:list>
        </text:list-item>
        <text:list-item>
          <text:p text:style-name="P2">Conclusioni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0T10:02:22.767136965</meta:creation-date>
    <dc:date>2020-03-04T10:57:31.060938989</dc:date>
    <meta:editing-duration>PT29M23S</meta:editing-duration>
    <meta:editing-cycles>6</meta:editing-cycles>
    <meta:generator>LibreOffice/6.3.4.2$Linux_X86_64 LibreOffice_project/30$Build-2</meta:generator>
    <meta:document-statistic meta:table-count="0" meta:image-count="0" meta:object-count="0" meta:page-count="1" meta:paragraph-count="44" meta:word-count="287" meta:character-count="1813" meta:non-whitespace-character-count="1599"/>
  </office:meta>
</office:document-meta>
</file>